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1">
      <style:paragraph-properties fo:margin-top="0cm" fo:margin-bottom="0cm"/>
    </style:style>
    <style:style style:name="P5" style:family="paragraph" style:parent-style-name="Text_20_body" style:list-style-name="L2">
      <style:paragraph-properties fo:margin-top="0cm" fo:margin-bottom="0cm"/>
    </style:style>
    <style:style style:name="P6" style:family="paragraph" style:parent-style-name="Text_20_body" style:list-style-name="L3">
      <style:paragraph-properties fo:margin-top="0cm" fo:margin-bottom="0cm"/>
    </style:style>
    <style:style style:name="P7" style:family="paragraph" style:parent-style-name="Standard">
      <style:paragraph-properties fo:margin-top="0cm" fo:margin-bottom="0.499cm"/>
    </style:style>
    <style:style style:name="P8" style:family="paragraph" style:parent-style-name="Preformatted_20_Text" style:list-style-name="L1"/>
    <style:style style:name="P9" style:family="paragraph" style:parent-style-name="Preformatted_20_Text">
      <style:paragraph-properties style:writing-mode="lr-tb"/>
    </style:style>
    <style:style style:name="P10" style:family="paragraph" style:parent-style-name="Preformatted_20_Text" style:list-style-name="L1">
      <style:paragraph-properties style:writing-mode="lr-tb"/>
    </style:style>
    <style:style style:name="P11" style:family="paragraph" style:parent-style-name="Preformatted_20_Text">
      <style:paragraph-properties fo:margin-top="0cm" fo:margin-bottom="0.499cm" style:writing-mode="lr-tb"/>
    </style:style>
    <style:style style:name="P12" style:family="paragraph" style:parent-style-name="Preformatted_20_Text" style:list-style-name="L1">
      <style:paragraph-properties fo:margin-top="0cm" fo:margin-bottom="0.499cm" style:writing-mode="lr-t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@PostMapping("/post/delete/{id}") String delete2(@PathVariable("id") Long id ){ postRepository.deleteById(id); return "postMain.html"; } 에서 @PathVariable("id") Long id 하고 @PathVariable Long id 의 차이점이 뭐야?</text:p>
      <text:h text:style-name="Heading_20_6" text:outline-level="6">ChatGPT의 말:</text:h>
      <text:p text:style-name="Text_20_body">ChatGPT</text:p>
      <text:p text:style-name="Text_20_body"><text:span text:style-name="Source_20_Text">@PathVariable("id") Long id</text:span>와 <text:span text:style-name="Source_20_Text">@PathVariable Long id</text:span>의 차이점은 <text:span text:style-name="Strong_20_Emphasis">어노테이션의 속성 이름을 명시하느냐</text:span>에 있습니다. 간단히 말해, 두 가지는 문법적으로 유효하며 기본적인 작동 방식은 동일하지만, 세부적인 차이가 있습니다.</text:p>
      <text:h text:style-name="Heading_20_3" text:outline-level="3">1. <text:span text:style-name="Source_20_Text">@PathVariable("id") Long id</text:span></text:h>
      <text:p text:style-name="Text_20_body">여기서 <text:span text:style-name="Source_20_Text">("id")</text:span>는 URL 경로 변수의 이름을 명시적으로 지정하는 것입니다. 즉, URL에서 경로 변수의 이름이 **<text:span text:style-name="Source_20_Text">id</text:span>**여야 한다는 것을 나타냅니다.</text:p>
      <text:p text:style-name="Text_20_body">예시:</text:p>
      <text:p text:style-name="Preformatted_20_Text">java</text:p>
      <text:p text:style-name="Preformatted_20_Text">코드 복사</text:p>
      <text:p text:style-name="P9"><text:span text:style-name="Source_20_Text">@PostMapping("/post/delete/{id}")</text:span></text:p>
      <text:p text:style-name="P9"><text:span text:style-name="Source_20_Text">String delete2(@PathVariable("id") Long id) {</text:span></text:p>
      <text:p text:style-name="P9"><text:span text:style-name="Source_20_Text"><text:s text:c="4"/>postRepository.deleteById(id);</text:span></text:p>
      <text:p text:style-name="P9"><text:span text:style-name="Source_20_Text"><text:s text:c="4"/>return "postMain.html";</text:span></text:p>
      <text:p text:style-name="P11"><text:span text:style-name="Source_20_Text">}</text:span></text:p>
      <text:list xml:id="list2264754104169019098" text:style-name="L1">
        <text:list-item>
          <text:p text:style-name="P4"><text:span text:style-name="Source_20_Text">/post/delete/1</text:span> 이런 요청을 받으면, <text:span text:style-name="Source_20_Text">id</text:span>에 <text:span text:style-name="Source_20_Text">1</text:span>이 할당됩니다.</text:p>
        </text:list-item>
        <text:list-item>
          <text:p text:style-name="P1">이 방식은 <text:span text:style-name="Strong_20_Emphasis">경로 변수와 메서드 매개변수의 이름이 다를 경우</text:span> 유용합니다. 예를 들어, URL 경로 변수 이름이 <text:span text:style-name="Source_20_Text">"id"</text:span>가 아니라 <text:span text:style-name="Source_20_Text">"postId"</text:span>라면, 다음과 같이 명시적으로 지정할 수 있습니다:</text:p>
          <text:p text:style-name="P8">java</text:p>
          <text:p text:style-name="P8">코드 복사</text:p>
          <text:p text:style-name="P10"><text:span text:style-name="Source_20_Text">@PostMapping("/post/delete/{postId}")</text:span></text:p>
          <text:p text:style-name="P10"><text:span text:style-name="Source_20_Text">String delete2(@PathVariable("postId") Long id) {</text:span></text:p>
          <text:p text:style-name="P10"><text:span text:style-name="Source_20_Text"><text:s text:c="4"/>postRepository.deleteById(id);</text:span></text:p>
          <text:p text:style-name="P10"><text:span text:style-name="Source_20_Text"><text:s text:c="4"/>return "postMain.html";</text:span></text:p>
          <text:p text:style-name="P12"><text:span text:style-name="Source_20_Text">}</text:span></text:p>
          <text:p text:style-name="P1">여기서는 <text:span text:style-name="Source_20_Text">postId</text:span>가 URL 경로 변수이고, 이를 메서드에서는 <text:span text:style-name="Source_20_Text">id</text:span>라는 변수로 받습니다.</text:p>
        </text:list-item>
      </text:list>
      <text:h text:style-name="Heading_20_3" text:outline-level="3">2. <text:span text:style-name="Source_20_Text">@PathVariable Long id</text:span></text:h>
      <text:p text:style-name="Text_20_body">여기서는 <text:span text:style-name="Source_20_Text">@PathVariable</text:span>에 인자 없이 단순히 매개변수를 정의합니다. 이 경우 <text:span text:style-name="Strong_20_Emphasis">매개변수 이름과 URL 경로 변수 이름이 동일해야</text:span> 합니다.</text:p>
      <text:p text:style-name="Text_20_body">예시:</text:p>
      <text:p text:style-name="Preformatted_20_Text">java</text:p>
      <text:p text:style-name="Preformatted_20_Text">코드 복사</text:p>
      <text:p text:style-name="P9"><text:span text:style-name="Source_20_Text">@PostMapping("/post/delete/{id}")</text:span></text:p>
      <text:p text:style-name="P9"><text:span text:style-name="Source_20_Text">String delete2(@PathVariable Long id) {</text:span></text:p>
      <text:p text:style-name="P9"><text:span text:style-name="Source_20_Text"><text:s text:c="4"/>postRepository.deleteById(id);</text:span></text:p>
      <text:p text:style-name="P9"><text:soft-page-break/><text:span text:style-name="Source_20_Text"><text:s text:c="4"/>return "postMain.html";</text:span></text:p>
      <text:p text:style-name="P11"><text:span text:style-name="Source_20_Text">}</text:span></text:p>
      <text:list xml:id="list2753718290948342214" text:style-name="L2">
        <text:list-item>
          <text:p text:style-name="P5">이 방식은 경로 변수 이름과 메서드 매개변수 이름이 동일할 때 사용합니다.</text:p>
        </text:list-item>
        <text:list-item>
          <text:p text:style-name="P2">Spring은 <text:span text:style-name="Source_20_Text">@PathVariable</text:span>의 이름과 매개변수 이름이 동일한 경우 자동으로 매핑해 줍니다.</text:p>
        </text:list-item>
      </text:list>
      <text:h text:style-name="Heading_20_3" text:outline-level="3">차이점 요약:</text:h>
      <text:list xml:id="list5506066157450455261" text:style-name="L3">
        <text:list-item>
          <text:p text:style-name="P6"><text:span text:style-name="Source_20_Text">@PathVariable("id") Long id</text:span>: URL 경로 변수의 이름을 명시적으로 지정할 수 있으며, 메서드 매개변수 이름과 경로 변수 이름이 다를 때 유용합니다.</text:p>
        </text:list-item>
        <text:list-item>
          <text:p text:style-name="P3"><text:span text:style-name="Source_20_Text">@PathVariable Long id</text:span>: 경로 변수와 매개변수의 이름이 같을 때 사용할 수 있으며, 더 간결하게 쓸 수 있습니다.</text:p>
        </text:list-item>
      </text:list>
      <text:p text:style-name="Text_20_body">둘 다 유효하며, 상황에 따라 필요한 방식으로 선택하면 됩니다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size="7pt" fo:font-weight="bold" style:font-name-asian="바탕1" style:font-size-asian="7pt" style:font-weight-asian="bold" style:font-name-complex="Arial1" style:font-size-complex="7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바탕1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굴림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굴림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12T15:36:28.11</meta:creation-date>
    <meta:document-statistic meta:table-count="0" meta:image-count="0" meta:object-count="0" meta:page-count="2" meta:paragraph-count="40" meta:word-count="599" meta:character-count="1555"/>
    <dc:date>2024-09-12T15:37:03.48</dc:date>
    <meta:editing-duration>PT35S</meta:editing-duration>
    <meta:editing-cycles>1</meta:editing-cycles>
    <meta:generator>OpenOffice/4.1.15$Win32 OpenOffice.org_project/4115m2$Build-9813</meta:generator>
  </office:meta>
</office:document-meta>
</file>